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Playstation 2 (Dual Shock) controller protocol notes<text:line-break/>====================================================<text:line-break/><text:line-break/>There are many sources for information on the basics of the<text:line-break/>Playstation controller protocol. There is frustratingly little,<text:line-break/>however, in the way of comprehensive documentation for the<text:line-break/>controller's full command set.<text:line-break/><text:line-break/>This document is a rather loose collection of reverse-engineering<text:line-break/>notes, documenting a larger subset of the PS2 and Dual Shock<text:line-break/>protocols than I've seen elsewhere. The reader should already be<text:line-break/>familiar with the basics of the Playstation controller protocol.<text:line-break/><text:line-break/>This document has three primary sources:<text:line-break/><text:line-break/> <text:s/>- Publicly available documents such as Playstation.txt<text:line-break/><text:line-break/> <text:s/>- Traces from a homebrew PS2 controller/memory port sniffer<text:line-break/><text:line-break/> <text:s/>- Interactively experimenting with a controller connected<text:line-break/> <text:s text:c="3"/>to both the above port sniffer and an arbitrary packet<text:line-break/> <text:s text:c="3"/>generator.<text:line-break/><text:line-break/>Since the Playstation always transmits and receives simultaneously,<text:line-break/>this document uses TX/RX notation, where "TX" is the hexidecimal<text:line-break/>command byte being transmitted to the controller and "RX" is the<text:line-break/>hexadecimal response byte. A "|" character is often used to separate<text:line-break/>the header from a command's payload, but it has no electrical<text:line-break/>significance.<text:line-break/><text:line-break/>--Micah Dowty &lt;micah@navi.cx&gt;<text:line-break/><text:line-break/>---------------------<text:line-break/>General packet format<text:line-break/>---------------------<text:line-break/><text:line-break/> <text:s text:c="2"/>01/ <text:s text:c="4"/>High nybble is device type, low nybble is port number<text:line-break/> <text:s text:c="5"/>ff <text:s text:c="2"/>N/A (Always FF)<text:line-break/><text:line-break/> <text:s text:c="2"/>42/ <text:s text:c="4"/>Command byte<text:line-break/> <text:s text:c="5"/>41 <text:s text:c="2"/>High nybble is device mode/status, low nybble is the<text:line-break/> <text:s text:c="10"/>number of 16-bit words of command-specific data.<text:line-break/><text:line-break/> <text:s text:c="2"/>00/ <text:s text:c="4"/>N/A (Always 0)<text:line-break/> <text:s text:c="5"/>5a <text:s text:c="2"/>N/A (Always 5a. End-of-header?)<text:line-break/><text:line-break/> <text:s text:c="2"/>.. command-specific data ..<text:line-break/> <text:s text:c="2"/>(Last byte is not ACK'ed)<text:line-break/><text:line-break/>The byte 0x5A seems to be used as padding in several situations.<text:line-break/>Besides end-of-header, it seems to be sent by the PS2 when the<text:line-break/>controller (via the low nybble of the second response byte) indicates<text:line-break/>it has more data to reply with, but the PS2 has no more parameter<text:line-break/>data to send.<text:line-break/><text:line-break/>Device modes:<text:line-break/> <text:s/>0x4: Digital<text:line-break/> <text:s/>0x7: Dual shock<text:line-break/> <text:s/>0xF: Escape<text:line-break/><text:soft-page-break/><text:line-break/>Note that the command byte and the mode/length byte are transferred<text:line-break/>simultaneously. This means that the length of the reply cannot directly<text:line-break/>depend on the command you just sent! This is probably the reason why<text:line-break/>all escape-mode commands are the same length: the reply length can be<text:line-break/>calculated using only the current mode, without any need to know which<text:line-break/>command is being replied to.<text:line-break/><text:line-break/>This means that the data dependencies between the command and the reply<text:line-break/>are quite small. The controller needs to process the command byte by the<text:line-break/>time the first command-specific reply byte is sent, and it needs to<text:line-break/>validate each byte in the header just enough to know whether that byte<text:line-break/>gets to be ACK'ed. There are no sub-byte data dependencies, and there is<text:line-break/>an entire byte of slack between the command and the command-specific<text:line-break/>data.<text:line-break/><text:line-break/><text:line-break/>-----------------<text:line-break/>Packet reference:<text:line-break/>-----------------<text:line-break/><text:line-break/>0x40 Initialize pressure sensor<text:line-break/>===============================<text:line-break/><text:line-break/>* Only ACK'ed when the controller is in escape mode (0xF)<text:line-break/><text:line-break/>01/ff 40/f3 00/5a | 00/00 02/00 00/02 00/00 00/00 00/5a<text:line-break/><text:line-break/>This command sets up parameters for a single pressure-sensitive<text:line-break/>button. Note that it is not required in order to use pressure<text:line-break/>sensitive buttons, and that this command by itself will not<text:line-break/>enable them. You still need to use command 0x4f to add them<text:line-break/>to the controller's results packet.<text:line-break/><text:line-break/>Command data:<text:line-break/> <text:s/>0. Button number (0x00 - 0x0b, in the same order that<text:line-break/> <text:s text:c="4"/>the buttons are listed in the response packet)<text:line-break/> <text:s/>1. 0x02 (?)<text:line-break/> <text:s/>2. 0x00 (?)<text:line-break/> <text:s/>3. 0x00 (?)<text:line-break/> <text:s/>4. 0x00 (?)<text:line-break/> <text:s/>5. 0x00 (?)<text:line-break/><text:line-break/>Response data:<text:line-break/> <text:s/>0. 0x00 (?)<text:line-break/> <text:s/>1. 0x00 (?)<text:line-break/> <text:s/>2. 0x02 (?)<text:line-break/> <text:s/>3. 0x00 (?)<text:line-break/> <text:s/>4. 0x00 (?)<text:line-break/> <text:s/>5. 0x5a (Padding?)<text:line-break/><text:line-break/><text:line-break/>0x41 Get available polling results<text:line-break/>==================================<text:line-break/><text:line-break/>* Only ACK'ed when the controller is in escape mode (0xF)<text:line-break/><text:line-break/>01/ff 41/f3 00/5a | 5a/ff 5a/ff 5a/03 5a/00 5a/00 5a/5a<text:line-break/><text:line-break/><text:soft-page-break/>Command data:<text:line-break/> <text:s/>- None (Padded with 0x5a)<text:line-break/><text:line-break/>Response data:<text:line-break/> <text:s/>- In digital mode, returns all zeroes<text:line-break/> <text:s/>- In analog mode:<text:line-break/><text:line-break/> <text:s text:c="5"/>0-4. Bitfield of available polling results.<text:line-break/> <text:s text:c="10"/>(This bitfield can be given verbatim to<text:line-break/> <text:s text:c="11"/>command 0x4f to enable all polling results)<text:line-break/><text:line-break/> <text:s text:c="5"/>5. Always 0x5a (padding)<text:line-break/><text:line-break/><text:line-break/>0x42 Controller poll (Read buttons/axes, write actuators)<text:line-break/>=========================================================<text:line-break/><text:line-break/>* Valid in escape (0xf) and non-escape modes<text:line-break/><text:line-break/>01/ff 42/41 00/5a | 00/ff 00/ff<text:line-break/><text:line-break/>Side effects:<text:line-break/> <text:s/>Exits escape mode<text:line-break/><text:line-break/>Command data:<text:line-break/> <text:s/>6 bytes of Actuator data (DualShock mode only)<text:line-break/> <text:s/>See Command 0x4d for details on actuator data.<text:line-break/><text:line-break/>Response data:<text:line-break/> <text:s/>The length of the response varies, depending on<text:line-break/> <text:s/>the controller mode. The following data bytes are<text:line-break/> <text:s/>available. The actual set of data sent during each<text:line-break/> <text:s/>poll is controlled by Command 0x4f.<text:line-break/><text:line-break/> <text:s/>Digital mode:<text:line-break/> <text:s text:c="4"/>0. buttons (1)<text:line-break/> <text:s text:c="4"/>1. buttons (2)<text:line-break/><text:line-break/> <text:s/>DualShock mode: (enabled by default)<text:line-break/> <text:s text:c="4"/>2. right_analog_x<text:line-break/> <text:s text:c="4"/>3. right_analog_y<text:line-break/> <text:s text:c="4"/>4. left_analog_x<text:line-break/> <text:s text:c="4"/>5. left_analog_y<text:line-break/><text:line-break/> <text:s/>DualShock mode: (disabled by default)<text:line-break/> <text:s text:c="4"/>6. right_pressure<text:line-break/> <text:s text:c="4"/>7. left_pressure<text:line-break/> <text:s text:c="4"/>8. up_pressure<text:line-break/> <text:s text:c="4"/>9. down_pressure<text:line-break/> <text:s text:c="4"/>10. triangle_pressure<text:line-break/> <text:s text:c="4"/>11. circle_pressure<text:line-break/> <text:s text:c="4"/>12. cross_pressure<text:line-break/> <text:s text:c="4"/>13. square_pressure<text:line-break/> <text:s text:c="4"/>14. l1_pressure<text:line-break/> <text:s text:c="4"/>15. r1_pressure<text:line-break/> <text:s text:c="4"/>16. l2_pressure<text:line-break/> <text:s text:c="4"/>17. r2_pressure<text:line-break/><text:line-break/><text:line-break/><text:soft-page-break/>0x43 Controller Read and Escape<text:line-break/>===============================<text:line-break/><text:line-break/>* Valid in escape (0xf) and non-escape modes<text:line-break/><text:line-break/>01/ff 43/41 00/5a | 01/ff 00/ff<text:line-break/><text:line-break/>Command data:<text:line-break/> <text:s/>0. 00 to exit escape mode, 01 to enter escape mode<text:line-break/> <text:s/>1. Always zero?<text:line-break/><text:line-break/>Response data:<text:line-break/> <text:s/>(Same as comand 0x42)<text:line-break/><text:line-break/>Hypothesis:<text:line-break/> <text:line-break/> <text:s/>Command 0x43 is a controller read, like command 0x42, but the first<text:line-break/>PSX-&gt;controller byte indicates whether to put the controller into an<text:line-break/>escape mode. In escape mode, the controller's mode is reported as 0xF<text:line-break/>and several additional commands are available.<text:line-break/><text:line-break/><text:line-break/>0x44 Set major mode (DualShock/Digital)<text:line-break/>=======================================<text:line-break/><text:line-break/>* Only ACK'ed when the controller is in escape mode (0xF)<text:line-break/><text:line-break/>01/ff 44/f3 00/5a | 01/00 03/00 00/00 00/00 00/00 00/00<text:line-break/><text:line-break/>Side effects:<text:line-break/> <text:s/>- Disables pressure-sensitive buttons.<text:line-break/> <text:s/>- When DualShock mode is enabled, the Analog light goes on.<text:line-break/> <text:s/>- When DualShock mode is disabled, the Analog light goes off.<text:line-break/><text:line-break/> <text:s/>WARNING: There is a watchdog timer on DualShock mode.<text:line-break/> <text:s text:c="10"/>If the controller doesn't see the PSX polling<text:line-break/> <text:s text:c="10"/>(Command 0x42) for a few seconds, it switches<text:line-break/> <text:s text:c="10"/>back to Digital mode.<text:line-break/><text:line-break/>Command data:<text:line-break/> <text:s/>0. 0x01 to set DualShock mode, 0x00 to set Digital mode <text:s/><text:line-break/> <text:s/>1. 0x03 (?)<text:line-break/> <text:s/>2. 0x00 (?)<text:line-break/> <text:s/>3. 0x00 (?)<text:line-break/> <text:s/>4. 0x00 (?)<text:line-break/> <text:s/>5. 0x00 (?)<text:line-break/><text:line-break/>Response data:<text:line-break/> <text:s/>Always zero?<text:line-break/><text:line-break/><text:line-break/>0x45 Read extended status 1<text:line-break/>===========================<text:line-break/><text:line-break/>* Only ACK'ed when the controller is in escape mode (0xF)<text:line-break/><text:line-break/>01/ff 45/f3 00/5a | 5a/03 5a/02 5a/01 5a/02 5a/01 5a/00<text:line-break/><text:line-break/>Command data:<text:line-break/><text:soft-page-break/> <text:s/>- None (Padded with 0x5a)<text:line-break/><text:line-break/>Response data:<text:line-break/> <text:s/>- 0x03 (?) on Dual Shock controller, 0x01 (?) for Guitar Hero controller<text:line-break/> <text:s/>- 0x02 (?)<text:line-break/> <text:s/>- 0x01 if the "Analog" light is on, 0x00 if it's off.<text:line-break/> <text:s/>- 0x02 (?)<text:line-break/> <text:s/>- 0x01 (?)<text:line-break/> <text:s/>- 0x00 (?)<text:line-break/><text:line-break/><text:line-break/>0x46 Read constant 1<text:line-break/>====================<text:line-break/><text:line-break/>* Only ACK'ed when the controller is in escape mode (0xF)<text:line-break/><text:line-break/>01/ff 46/f3 00/5a | 00/00 5a/00 5a/01 5a/02 5a/00 5a/0a<text:line-break/>01/ff 46/f3 00/5a | 01/00 5a/00 5a/01 5a/01 5a/01 5a/14<text:line-break/><text:line-break/>Command data:<text:line-break/> <text:s/>0. Offset (0 or 1)<text:line-break/> <text:s/>(Padded with 0x5A)<text:line-break/><text:line-break/>This command reads some unknown identifier or status block.<text:line-break/>The block is 10 bytes long, and has a constant value on<text:line-break/>every controller and operating mode I've tested:<text:line-break/><text:line-break/> <text:s/>00 01 02 00 0a<text:line-break/> <text:s/>00 01 01 01 14<text:line-break/><text:line-break/><text:line-break/>0x47 Read constant 2<text:line-break/>====================<text:line-break/><text:line-break/>* Only ACK'ed when the controller is in escape mode (0xF)<text:line-break/><text:line-break/>01/ff 47/f3 00/5a | 00/00 5a/00 5a/02 5a/00 5a/01 5a/00<text:line-break/><text:line-break/>Command data:<text:line-break/> <text:s/>0. Offset? (always 0)<text:line-break/> <text:s/>(Padded with 0x5A)<text:line-break/><text:line-break/>This command reads some unknown identifier or status block.<text:line-break/>The block is 5 bytes long, and has a constant value on<text:line-break/>every controller and operating mode I've tested:<text:line-break/><text:line-break/> <text:s/>00 02 00 01 00<text:line-break/><text:line-break/><text:line-break/>0x4c Read constant 3<text:line-break/>====================<text:line-break/><text:line-break/>* Only ACK'ed when the controller is in escape mode (0xF)<text:line-break/><text:line-break/>01/ff 4c/f3 00/5a | 00/00 5a/00 5a/00 5a/04 5a/00 5a/00<text:line-break/>01/ff 4c/f3 00/5a | 01/00 5a/00 5a/00 5a/07 5a/00 5a/00<text:line-break/><text:line-break/>Command data:<text:line-break/> <text:s/>0. Offset (0 or 1)<text:line-break/><text:soft-page-break/> <text:s/>(Padded with 0x5A)<text:line-break/><text:line-break/>This command reads some unknown identifier or status block.<text:line-break/>The block is 10 bytes long, and has a constant value on<text:line-break/>every controller and operating mode I've tested:<text:line-break/><text:line-break/> <text:s/>00 00 04 00 00<text:line-break/> <text:s/>00 00 07 00 10<text:line-break/><text:line-break/><text:line-break/>0x4d Specify polling command format<text:line-break/>===================================<text:line-break/><text:line-break/>* Only ACK'ed when the controller is in escape mode (0xF)<text:line-break/><text:line-break/>01/ff 4d/f3 00/5a | 00/00 01/01 ff/ff ff/ff ff/ff ff/ff<text:line-break/><text:line-break/>This command sets up a mapping between bytes in each<text:line-break/>controller poll (Command 0x42) and the controller's actuator<text:line-break/>channels. Each data byte in this command dictates the meaning<text:line-break/>of the corresponding data byte in command 0x42.<text:line-break/><text:line-break/>For the Dual Shock controller, this command can specify<text:line-break/>the following actuator channels:<text:line-break/><text:line-break/> <text:s/>00: Small vibration motor, with no speed control.<text:line-break/> <text:s text:c="5"/>If this channel is set to 0xFF, the small motor<text:line-break/> <text:s text:c="5"/>turns on. Any other value turns it off.<text:line-break/><text:line-break/> <text:s/>01: Larger vibration motor, with 8-bit variable speed.<text:line-break/><text:line-break/> <text:s/>ff: Disabled<text:line-break/><text:line-break/>The example packet above is typical for a Dual Shock<text:line-break/>controller.<text:line-break/><text:line-break/>This command's response packet is the previous actuator<text:line-break/>mapping. By default all channels are disabled, so when<text:line-break/>this command is run immediately after switching into<text:line-break/>DualShock mode it will return all 0xFF.<text:line-break/><text:line-break/><text:line-break/>0x4f Specify polling result format<text:line-break/>==================================<text:line-break/><text:line-break/>* Only ACK'ed when the controller is in escape mode (0xF)<text:line-break/><text:line-break/>01/ff 4f/f3 00/5a | ff/00 ff/00 03/00 00/00 00/00 00/5a<text:line-break/><text:line-break/>Command data:<text:line-break/> <text:s/>Bitfield indicating which bytes in the response packet<text:line-break/> <text:s/>should be included. This lets the host instruct the<text:line-break/> <text:s/>controller to include more or less data than it would<text:line-break/> <text:s/>by default. This command is used to enable pressure-<text:line-break/> <text:s/>sensitive buttons, and it can be used to disable any of<text:line-break/> <text:s/>the default response bytes.<text:line-break/><text:line-break/>Response data:<text:line-break/> <text:s/>0. Always 0x00<text:line-break/><text:soft-page-break/> <text:s/>1. Always 0x00<text:line-break/> <text:s/>2. Always 0x00<text:line-break/> <text:s/>3. Always 0x00<text:line-break/> <text:s/>4. Always 0x00<text:line-break/></text:p>
      <text:p text:style-name="Preformatted_20_Text"><text:s text:c="2"/>5. Always 0x5a<text:line-break/><text:line-break/>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2" meta:word-count="1529" meta:character-count="9923" meta:non-whitespace-character-count="7886"/>
    <meta:generator>LibreOffice/5.4.1.2$Windows_X86_64 LibreOffice_project/ea7cb86e6eeb2bf3a5af73a8f7777ac570321527</meta:generator>
  </office:meta>
</office:document-meta>
</file>